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1" style:family="table-cell" style:parent-style-name="highlighted_5f_usd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usd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usd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71" style:family="table-cell" style:parent-style-name="transparent_5f_usd">
      <style:table-cell-properties fo:background-color="transparent"/>
      <style:text-properties style:font-name="Liberation Sans"/>
    </style:style>
    <style:style style:name="ce172" style:family="table-cell" style:parent-style-name="transparent_5f_usd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usd">
      <style:table-cell-properties fo:background-color="transparent" fo:border="none"/>
      <style:text-properties style:font-name="Liberation Sans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95" style:family="table-cell" style:parent-style-name="Default">
      <style:table-cell-properties fo:background-color="#b2b2b2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0" style:family="table-cell" style:parent-style-name="taxable_5f_event_5f_usd">
      <style:table-cell-properties fo:background-color="transparent"/>
      <style:text-properties style:font-name="Liberation Sans"/>
    </style:style>
    <style:style style:name="ce201" style:family="table-cell" style:parent-style-name="taxable_5f_event_5f_alt_5f_usd">
      <style:table-cell-properties fo:background-color="transparent"/>
      <style:text-properties style:font-name="Liberation Sans"/>
    </style:style>
    <style:style style:name="ce202" style:family="table-cell" style:parent-style-name="taxable_5f_event_5f_border_5f_usd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1" style:family="table-cell" style:parent-style-name="from_5f_lot_5f_border_5f_usd">
      <style:table-cell-properties fo:background-color="transparent" fo:border="none"/>
      <style:text-properties style:font-name="Liberation Sans"/>
    </style:style>
    <style:style style:name="ce212" style:family="table-cell" style:parent-style-name="from_5f_lot_5f_usd">
      <style:table-cell-properties fo:background-color="transparent"/>
      <style:text-properties style:font-name="Liberation Sans"/>
    </style:style>
    <style:style style:name="ce213" style:family="table-cell" style:parent-style-name="from_5f_lot_5f_alt_5f_usd">
      <style:table-cell-properties fo:background-color="transparent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calcext:value-type="string">
            <text:p>FIFO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09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In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In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10" office:value-type="string" calcext:value-type="string">
            <text:p>Yearly Gain / Loss Summary</text:p>
          </table:table-cell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1</text:p>
          </table:table-cell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GIFT</text:p>
          </table:table-cell>
          <table:table-cell office:value="0.2" office:value-type="float" table:style-name="transparent_crypto"/>
          <table:table-cell office:value="2840.0" office:value-type="float" table:style-name="transparent_usd"/>
          <table:table-cell office:value="2820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ransparent_usd"/>
          <table:table-cell office:value="53439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ransparent_usd"/>
          <table:table-cell office:value="60600.0" office:value-type="float" table:style-name="transparent_usd"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2</text:p>
          </table:table-cell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INING</text:p>
          </table:table-cell>
          <table:table-cell office:value="3.0" office:value-type="float" table:style-name="transparent_crypto"/>
          <table:table-cell office:value="39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4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0.2" office:value-type="float" table:style-name="transparent_crypto"/>
          <table:table-cell office:value="2440.0" office:value-type="float" table:style-name="transparent_usd"/>
          <table:table-cell office:value="240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88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0.8" office:value-type="float" table:style-name="transparent_crypto"/>
          <table:table-cell office:value="9760.0" office:value-type="float" table:style-name="transparent_usd"/>
          <table:table-cell office:value="8880.0" office:value-type="float" table:style-name="transparent_usd"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2</text:p>
          </table:table-cell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0.2" office:value-type="float" table:style-name="transparent_crypto"/>
          <table:table-cell office:value="2240.0" office:value-type="float" table:style-name="transparent_usd"/>
          <table:table-cell office:value="2220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6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MOVE</text:p>
          </table:table-cell>
          <table:table-cell office:value="0.02" office:value-type="float" table:style-name="transparent_crypto"/>
          <table:table-cell office:value="288.0" office:value-type="float" table:style-name="transparent_usd"/>
          <table:table-cell office:value="222.0" office:value-type="float" table:style-name="transparent_usd"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3</text:p>
          </table:table-cell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WAGES</text:p>
          </table:table-cell>
          <table:table-cell office:value="3.0" office:value-type="float" table:style-name="transparent_crypto"/>
          <table:table-cell office:value="39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3</text:p>
          </table:table-cell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TAKING</text:p>
          </table:table-cell>
          <table:table-cell office:value="2.0" office:value-type="float" table:style-name="transparent_crypto"/>
          <table:table-cell office:value="24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3</text:p>
          </table:table-cell>
          <table:table-cell office:value="3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ransparent_usd"/>
          <table:table-cell office:value="111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14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OVE</text:p>
          </table:table-cell>
          <table:table-cell office:value="0.02" office:value-type="float" table:style-name="transparent_crypto"/>
          <table:table-cell office:value="288.0" office:value-type="float" table:style-name="transparent_usd"/>
          <table:table-cell office:value="302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21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GIFT</text:p>
          </table:table-cell>
          <table:table-cell office:value="0.21" office:value-type="float" table:style-name="transparent_crypto"/>
          <table:table-cell office:value="2982.0" office:value-type="float" table:style-name="transparent_usd"/>
          <table:table-cell office:value="2961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ransparent_usd"/>
          <table:table-cell office:value="53439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ransparent_usd"/>
          <table:table-cell office:value="60480.0" office:value-type="float" table:style-name="transparent_usd"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4</text:p>
          </table:table-cell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42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0.21" office:value-type="float" table:style-name="transparent_crypto"/>
          <table:table-cell office:value="2562.0" office:value-type="float" table:style-name="transparent_usd"/>
          <table:table-cell office:value="252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869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0.79" office:value-type="float" table:style-name="transparent_crypto"/>
          <table:table-cell office:value="9638.0" office:value-type="float" table:style-name="transparent_usd"/>
          <table:table-cell office:value="8769.0" office:value-type="float" table:style-name="transparent_usd"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0.2" office:value-type="float" table:style-name="transparent_crypto"/>
          <table:table-cell office:value="2240.0" office:value-type="float" table:style-name="transparent_usd"/>
          <table:table-cell office:value="2220.0" office:value-type="float" table:style-name="transparent_usd"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ransparent_usd"/>
          <table:table-cell office:value="111.0" office:value-type="float" table:style-name="transparent_usd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0.0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usd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usd"/>
          <table:table-cell office:value="11000.0" office:value-type="float" table:style-name="transparent_usd"/>
          <table:table-cell office:value="111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usd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usd"/>
          <table:table-cell office:value="24000.0" office:value-type="float" table:style-name="taxable_event_border_usd"/>
          <table:table-cell office:value="24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usd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usd"/>
          <table:table-cell office:value="39000.0" office:value-type="float" table:style-name="taxable_event_border_usd"/>
          <table:table-cell office:value="39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usd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usd"/>
          <table:table-cell office:value="56000.0" office:value-type="float" table:style-name="transparent_border_usd"/>
          <table:table-cell office:value="564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usd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usd"/>
          <table:table-cell office:value="75000.0" office:value-type="float" table:style-name="transparent_border_usd"/>
          <table:table-cell office:value="755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usd"/>
          <table:table-cell office:value="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400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AIRDROP</text:p>
          </table:table-cell>
          <table:table-cell office:value="2.0" office:value-type="float" table:style-name="transparent_border_crypto"/>
          <table:table-cell office:value="24000.0" office:value-type="float" table:style-name="taxable_event_border_usd"/>
          <table:table-cell office:value="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IN / AIRDROP</text:p>
          </table:table-cell>
          <table:table-cell office:value="1.0" office:value-type="float" table:style-name="taxable_event_percent"/>
          <table:table-cell office:value="24000.0" office:value-type="float" table:style-name="highlighted_usd"/>
          <table:table-cell office:value="12000.0" office:value-type="float" table:style-name="taxable_event_usd"/>
          <table:table-cell office:value-type="string" table:style-name="taxable_event_note_default">
            <text:p>1/1: 2.00000000 of 2.00000000 B1</text:p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5.0" office:value-type="float" table:style-name="transparent_border_crypto"/>
          <table:table-cell office:value="39000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alt_border_default">
            <text:p>2018-03-01 09:45:00+00:00</text:p>
          </table:table-cell>
          <table:table-cell office:value-type="string" table:style-name="taxable_event_alt_border_default">
            <text:p>IN / HARDFORK</text:p>
          </table:table-cell>
          <table:table-cell office:value="1.0" office:value-type="float" table:style-name="taxable_event_alt_border_percent"/>
          <table:table-cell office:value="39000.0" office:value-type="float" table:style-name="highlighted_border_usd"/>
          <table:table-cell office:value="13000.0" office:value-type="float" table:style-name="taxable_event_alt_border_usd"/>
          <table:table-cell office:value-type="string" table:style-name="taxable_event_note_border_default">
            <text:p>1/1: 3.00000000 of 3.00000000 B1</text:p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usd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usd"/>
          <table:table-cell office:value="11000.0" office:value-type="float" table:style-name="transparent_usd"/>
          <table:table-cell office:value="111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border_percent" office:value="1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2000.0" office:value-type="float" table:style-name="taxable_event_border_usd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usd"/>
          <table:table-cell office:value="24000.0" office:value-type="float" table:style-name="taxable_event_border_usd"/>
          <table:table-cell office:value="24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border_percent" office:value="1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MINING</text:p>
          </table:table-cell>
          <table:table-cell office:value="13000.0" office:value-type="float" table:style-name="taxable_event_border_usd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usd"/>
          <table:table-cell office:value="39000.0" office:value-type="float" table:style-name="taxable_event_border_usd"/>
          <table:table-cell office:value="39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border_percent" office:value="0.9975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usd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usd"/>
          <table:table-cell office:value="56000.0" office:value-type="float" table:style-name="transparent_border_usd"/>
          <table:table-cell office:value="564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usd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usd"/>
          <table:table-cell office:value="75000.0" office:value-type="float" table:style-name="transparent_border_usd"/>
          <table:table-cell office:value="755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usd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usd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usd"/>
          <table:table-cell office:value="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usd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usd"/>
          <table:table-cell office:value="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usd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2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2" office:value-type="float" table:style-name="transparent_crypto"/>
          <table:table-cell office:value="2840.0" office:value-type="float" table:style-name="taxable_event_usd"/>
          <table:table-cell office:value="282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usd"/>
          <table:table-cell office:value="53439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axable_event_usd"/>
          <table:table-cell office:value="6060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usd"/>
          <table:table-cell office:value="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4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440.0" office:value-type="float" table:style-name="taxable_event_border_usd"/>
          <table:table-cell office:value="240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usd"/>
          <table:table-cell office:value="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880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8" office:value-type="float" table:style-name="transparent_crypto"/>
          <table:table-cell office:value="9760.0" office:value-type="float" table:style-name="taxable_event_usd"/>
          <table:table-cell office:value="888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usd"/>
          <table:table-cell office:value="222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4.99" office:value-type="float" table:style-name="transparent_crypto"/>
          <table:table-cell office:value="0.0" office:value-type="float" table:style-name="transparent_crypto"/>
          <table:table-cell office:value="5.01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5.01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OUT / SELL</text:p>
          </table:table-cell>
          <table:table-cell office:value="1.0" office:value-type="float" table:style-name="taxable_event_percent"/>
          <table:table-cell office:value="2240.0" office:value-type="float" table:style-name="highlighted_usd"/>
          <table:table-cell office:value="11200.0" office:value-type="float" table:style-name="taxable_event_usd"/>
          <table:table-cell office:value-type="string" table:style-name="taxable_event_note_default">
            <text:p>1/1: 0.20000000 of 0.20000000 B2</text:p>
          </table:table-cell>
          <table:table-cell office:value-type="string" table:style-name="from_lot_default">
            <text:p>2016-01-01 08:41:00+00:00</text:p>
          </table:table-cell>
          <table:table-cell office:value="0.2" office:value-type="float" table:style-name="from_lot_percent"/>
          <table:table-cell office:value="2220.0" office:value-type="float" table:style-name="from_lot_usd"/>
          <table:table-cell office:value="20.0" office:value-type="float" table:style-name="from_lot_usd"/>
          <table:table-cell office:value="2220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1/2: 0.20000000 of 1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2.2" office:value-type="float" table:style-name="transparent_border_crypto"/>
          <table:table-cell office:value="24000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alt_border_default">
            <text:p>2017-02-01 11:18:00+00:00</text:p>
          </table:table-cell>
          <table:table-cell office:value-type="string" table:style-name="taxable_event_alt_border_default">
            <text:p>IN / INTEREST</text:p>
          </table:table-cell>
          <table:table-cell office:value="1.0" office:value-type="float" table:style-name="taxable_event_alt_border_percent"/>
          <table:table-cell office:value="24000.0" office:value-type="float" table:style-name="highlighted_border_usd"/>
          <table:table-cell office:value="12000.0" office:value-type="float" table:style-name="taxable_event_alt_border_usd"/>
          <table:table-cell office:value-type="string" table:style-name="taxable_event_note_border_default">
            <text:p>1/1: 2.00000000 of 2.00000000 B2</text:p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17-02-11 19:58:00+00:00</text:p>
          </table:table-cell>
          <table:table-cell office:value-type="string" table:style-name="taxable_event_default">
            <text:p>OUT / SELL</text:p>
          </table:table-cell>
          <table:table-cell office:value="0.8" office:value-type="float" table:style-name="taxable_event_percent"/>
          <table:table-cell office:value="9760.0" office:value-type="float" table:style-name="highlighted_usd"/>
          <table:table-cell office:value="12200.0" office:value-type="float" table:style-name="taxable_event_usd"/>
          <table:table-cell office:value-type="string" table:style-name="taxable_event_note_default">
            <text:p>1/2: 0.80000000 of 1.00000000 B2</text:p>
          </table:table-cell>
          <table:table-cell office:value-type="string" table:style-name="from_lot_default">
            <text:p>2016-01-01 08:41:00+00:00</text:p>
          </table:table-cell>
          <table:table-cell office:value="0.8" office:value-type="float" table:style-name="from_lot_percent"/>
          <table:table-cell office:value="8880.0" office:value-type="float" table:style-name="from_lot_usd"/>
          <table:table-cell office:value="80.0" office:value-type="float" table:style-name="from_lot_usd"/>
          <table:table-cell office:value="8880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2/2: 0.80000000 of 1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7-02-11 19:58:00+00:00</text:p>
          </table:table-cell>
          <table:table-cell office:value-type="string" table:style-name="taxable_event_default">
            <text:p>OUT / SELL</text:p>
          </table:table-cell>
          <table:table-cell office:value="0.2" office:value-type="float" table:style-name="taxable_event_percent"/>
          <table:table-cell office:value="2440.0" office:value-type="float" table:style-name="highlighted_usd"/>
          <table:table-cell office:value="12200.0" office:value-type="float" table:style-name="taxable_event_usd"/>
          <table:table-cell office:value-type="string" table:style-name="taxable_event_note_default">
            <text:p>2/2: 0.20000000 of 1.00000000 B2</text:p>
          </table:table-cell>
          <table:table-cell office:value-type="string" table:style-name="from_lot_alt_default">
            <text:p>2017-02-01 11:18:00+00:00</text:p>
          </table:table-cell>
          <table:table-cell office:value="0.1" office:value-type="float" table:style-name="from_lot_alt_percent"/>
          <table:table-cell office:value="2400.0" office:value-type="float" table:style-name="from_lot_alt_usd"/>
          <table:table-cell office:value="0.0" office:value-type="float" table:style-name="from_lot_alt_usd"/>
          <table:table-cell office:value="2400.0" office:value-type="float" table:style-name="highlighted_usd"/>
          <table:table-cell office:value="12000.0" office:value-type="float" table:style-name="from_lot_alt_usd"/>
          <table:table-cell office:value-type="string" table:style-name="from_lot_note_default">
            <text:p>1/2: 0.2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.2" office:value-type="float" table:style-name="transparent_border_crypto"/>
          <table:table-cell office:value="39000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alt_border_default">
            <text:p>2018-03-01 09:45:00+00:00</text:p>
          </table:table-cell>
          <table:table-cell office:value-type="string" table:style-name="taxable_event_alt_border_default">
            <text:p>IN / MINING</text:p>
          </table:table-cell>
          <table:table-cell office:value="1.0" office:value-type="float" table:style-name="taxable_event_alt_border_percent"/>
          <table:table-cell office:value="39000.0" office:value-type="float" table:style-name="highlighted_border_usd"/>
          <table:table-cell office:value="13000.0" office:value-type="float" table:style-name="taxable_event_alt_border_usd"/>
          <table:table-cell office:value-type="string" table:style-name="taxable_event_note_border_default">
            <text:p>1/1: 3.00000000 of 3.00000000 B2</text:p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8.0" office:value-type="float" table:style-name="transparent_border_crypto"/>
          <table:table-cell office:value="3960.0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OUT / GIFT</text:p>
          </table:table-cell>
          <table:table-cell office:value="0.36" office:value-type="float" table:style-name="taxable_event_border_percent"/>
          <table:table-cell office:value="25560.0" office:value-type="float" table:style-name="highlighted_border_usd"/>
          <table:table-cell office:value="14200.0" office:value-type="float" table:style-name="taxable_event_border_usd"/>
          <table:table-cell office:value-type="string" table:style-name="taxable_event_note_border_default">
            <text:p>1/3: 1.80000000 of 5.00000000 B2</text:p>
          </table:table-cell>
          <table:table-cell office:value-type="string" table:style-name="from_lot_alt_border_default">
            <text:p>2017-02-01 11:18:00+00:00</text:p>
          </table:table-cell>
          <table:table-cell office:value="0.9" office:value-type="float" table:style-name="from_lot_alt_border_percent"/>
          <table:table-cell office:value="21600.0" office:value-type="float" table:style-name="from_lot_alt_border_usd"/>
          <table:table-cell office:value="0.0" office:value-type="float" table:style-name="from_lot_alt_border_usd"/>
          <table:table-cell office:value="21600.0" office:value-type="float" table:style-name="highlighted_border_usd"/>
          <table:table-cell office:value="12000.0" office:value-type="float" table:style-name="from_lot_alt_border_usd"/>
          <table:table-cell office:value-type="string" table:style-name="from_lot_note_border_default">
            <text:p>2/2: 1.8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OUT / GIFT</text:p>
          </table:table-cell>
          <table:table-cell office:value="0.6" office:value-type="float" table:style-name="taxable_event_percent"/>
          <table:table-cell office:value="42600.0" office:value-type="float" table:style-name="highlighted_usd"/>
          <table:table-cell office:value="14200.0" office:value-type="float" table:style-name="taxable_event_usd"/>
          <table:table-cell office:value-type="string" table:style-name="taxable_event_note_default">
            <text:p>2/3: 3.00000000 of 5.00000000 B2</text:p>
          </table:table-cell>
          <table:table-cell office:value-type="string" table:style-name="from_lot_default">
            <text:p>2018-03-01 09:45:00+00:00</text:p>
          </table:table-cell>
          <table:table-cell office:value="1.0" office:value-type="float" table:style-name="from_lot_percent"/>
          <table:table-cell office:value="39000.0" office:value-type="float" table:style-name="from_lot_usd"/>
          <table:table-cell office:value="0.0" office:value-type="float" table:style-name="from_lot_usd"/>
          <table:table-cell office:value="39000.0" office:value-type="float" table:style-name="highlighted_usd"/>
          <table:table-cell office:value="13000.0" office:value-type="float" table:style-name="from_lot_usd"/>
          <table:table-cell office:value-type="string" table:style-name="from_lot_note_default">
            <text:p>1/1: 3.00000000 of 3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OUT / GIFT</text:p>
          </table:table-cell>
          <table:table-cell office:value="0.04" office:value-type="float" table:style-name="taxable_event_percent"/>
          <table:table-cell office:value="2840.0" office:value-type="float" table:style-name="highlighted_usd"/>
          <table:table-cell office:value="14200.0" office:value-type="float" table:style-name="taxable_event_usd"/>
          <table:table-cell office:value-type="string" table:style-name="taxable_event_note_default">
            <text:p>3/3: 0.20000000 of 5.00000000 B2</text:p>
          </table:table-cell>
          <table:table-cell office:value-type="string" table:style-name="from_lot_alt_default">
            <text:p>2019-04-01 09:45:00+00:00</text:p>
          </table:table-cell>
          <table:table-cell office:value="0.05" office:value-type="float" table:style-name="from_lot_alt_percent"/>
          <table:table-cell office:value="2820.0" office:value-type="float" table:style-name="from_lot_alt_usd"/>
          <table:table-cell office:value="20.0" office:value-type="float" table:style-name="from_lot_alt_usd"/>
          <table:table-cell office:value="2820.0" office:value-type="float" table:style-name="highlighted_usd"/>
          <table:table-cell office:value="14000.0" office:value-type="float" table:style-name="from_lot_alt_usd"/>
          <table:table-cell office:value-type="string" table:style-name="from_lot_note_default">
            <text:p>1/2: 0.20000000 of 4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19-04-12 17:50:00+00:00</text:p>
          </table:table-cell>
          <table:table-cell office:value-type="string" table:style-name="taxable_event_alt_default">
            <text:p>OUT / DONATE</text:p>
          </table:table-cell>
          <table:table-cell office:value="1.0" office:value-type="float" table:style-name="taxable_event_alt_percent"/>
          <table:table-cell office:value="54197.0" office:value-type="float" table:style-name="highlighted_usd"/>
          <table:table-cell office:value="14300.0" office:value-type="float" table:style-name="taxable_event_alt_usd"/>
          <table:table-cell office:value-type="string" table:style-name="taxable_event_note_default">
            <text:p>1/1: 3.79000000 of 3.79000000 B2</text:p>
          </table:table-cell>
          <table:table-cell office:value-type="string" table:style-name="from_lot_alt_default">
            <text:p>2019-04-01 09:45:00+00:00</text:p>
          </table:table-cell>
          <table:table-cell office:value="0.9475" office:value-type="float" table:style-name="from_lot_alt_percent"/>
          <table:table-cell office:value="53439.0" office:value-type="float" table:style-name="from_lot_alt_usd"/>
          <table:table-cell office:value="379.0" office:value-type="float" table:style-name="from_lot_alt_usd"/>
          <table:table-cell office:value="53439.0" office:value-type="float" table:style-name="highlighted_usd"/>
          <table:table-cell office:value="14000.0" office:value-type="float" table:style-name="from_lot_alt_usd"/>
          <table:table-cell office:value-type="string" table:style-name="from_lot_note_default">
            <text:p>2/2: 3.79000000 of 4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0.03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usd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usd"/>
          <table:table-cell office:value="11000.0" office:value-type="float" table:style-name="transparent_usd"/>
          <table:table-cell office:value="111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TAKING</text:p>
          </table:table-cell>
          <table:table-cell office:value="12000.0" office:value-type="float" table:style-name="taxable_event_border_usd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usd"/>
          <table:table-cell office:value="24000.0" office:value-type="float" table:style-name="taxable_event_border_usd"/>
          <table:table-cell office:value="24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WAGES</text:p>
          </table:table-cell>
          <table:table-cell office:value="13000.0" office:value-type="float" table:style-name="taxable_event_border_usd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usd"/>
          <table:table-cell office:value="39000.0" office:value-type="float" table:style-name="taxable_event_border_usd"/>
          <table:table-cell office:value="39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usd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usd"/>
          <table:table-cell office:value="56000.0" office:value-type="float" table:style-name="transparent_border_usd"/>
          <table:table-cell office:value="564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usd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usd"/>
          <table:table-cell office:value="75000.0" office:value-type="float" table:style-name="transparent_border_usd"/>
          <table:table-cell office:value="755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usd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usd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usd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6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2" office:value-type="float" table:style-name="transparent_crypto"/>
          <table:table-cell office:value="288.0" office:value-type="float" table:style-name="taxable_event_usd"/>
          <table:table-cell office:value="222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900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WAGES</text:p>
          </table:table-cell>
          <table:table-cell office:value="3.0" office:value-type="float" table:style-name="transparent_border_crypto"/>
          <table:table-cell office:value="39000.0" office:value-type="float" table:style-name="taxable_event_border_usd"/>
          <table:table-cell office:value="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400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TAKING</text:p>
          </table:table-cell>
          <table:table-cell office:value="2.0" office:value-type="float" table:style-name="transparent_border_crypto"/>
          <table:table-cell office:value="24000.0" office:value-type="float" table:style-name="taxable_event_border_usd"/>
          <table:table-cell office:value="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1" office:value-type="float" table:style-name="transparent_border_crypto"/>
          <table:table-cell office:value="114.0" office:value-type="float" table:style-name="taxable_event_border_usd"/>
          <table:table-cell office:value="111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3" office:value-type="float" table:style-name="transparent_crypto"/>
          <table:table-cell office:value="0.0" office:value-type="float" table:style-name="transparent_crypto"/>
          <table:table-cell office:value="7.7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18" office:value-type="float" table:style-name="transparent_crypto"/>
          <table:table-cell office:value="0.1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1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7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INTRA / MOVE</text:p>
          </table:table-cell>
          <table:table-cell office:value="1.0" office:value-type="float" table:style-name="taxable_event_percent"/>
          <table:table-cell office:value="114.0" office:value-type="float" table:style-name="highlighted_usd"/>
          <table:table-cell office:value="11400.0" office:value-type="float" table:style-name="taxable_event_usd"/>
          <table:table-cell office:value-type="string" table:style-name="taxable_event_note_default">
            <text:p>1/1: 0.01000000 of 0.01000000 B3</text:p>
          </table:table-cell>
          <table:table-cell office:value-type="string" table:style-name="from_lot_default">
            <text:p>2016-01-01 08:41:00+00:00</text:p>
          </table:table-cell>
          <table:table-cell office:value="0.01" office:value-type="float" table:style-name="from_lot_percent"/>
          <table:table-cell office:value="111.0" office:value-type="float" table:style-name="from_lot_usd"/>
          <table:table-cell office:value="1.0" office:value-type="float" table:style-name="from_lot_usd"/>
          <table:table-cell office:value="111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1/2: 0.01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2.01" office:value-type="float" table:style-name="transparent_border_crypto"/>
          <table:table-cell office:value="24000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alt_border_default">
            <text:p>2017-02-01 11:18:00+00:00</text:p>
          </table:table-cell>
          <table:table-cell office:value-type="string" table:style-name="taxable_event_alt_border_default">
            <text:p>IN / STAKING</text:p>
          </table:table-cell>
          <table:table-cell office:value="1.0" office:value-type="float" table:style-name="taxable_event_alt_border_percent"/>
          <table:table-cell office:value="24000.0" office:value-type="float" table:style-name="highlighted_border_usd"/>
          <table:table-cell office:value="12000.0" office:value-type="float" table:style-name="taxable_event_alt_border_usd"/>
          <table:table-cell office:value-type="string" table:style-name="taxable_event_note_border_default">
            <text:p>1/1: 2.00000000 of 2.00000000 B3</text:p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1" office:value-type="float" table:style-name="transparent_border_crypto"/>
          <table:table-cell office:value="39000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IN / WAGES</text:p>
          </table:table-cell>
          <table:table-cell office:value="1.0" office:value-type="float" table:style-name="taxable_event_border_percent"/>
          <table:table-cell office:value="39000.0" office:value-type="float" table:style-name="highlighted_border_usd"/>
          <table:table-cell office:value="13000.0" office:value-type="float" table:style-name="taxable_event_border_usd"/>
          <table:table-cell office:value-type="string" table:style-name="taxable_event_note_border_default">
            <text:p>1/1: 3.00000000 of 3.00000000 B3</text:p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3" office:value-type="float" table:style-name="transparent_border_crypto"/>
          <table:table-cell office:value="66.0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alt_border_default">
            <text:p>2020-05-21 12:58:10+00:00</text:p>
          </table:table-cell>
          <table:table-cell office:value-type="string" table:style-name="taxable_event_alt_border_default">
            <text:p>INTRA / MOVE</text:p>
          </table:table-cell>
          <table:table-cell office:value="1.0" office:value-type="float" table:style-name="taxable_event_alt_border_percent"/>
          <table:table-cell office:value="288.0" office:value-type="float" table:style-name="highlighted_border_usd"/>
          <table:table-cell office:value="14400.0" office:value-type="float" table:style-name="taxable_event_alt_border_usd"/>
          <table:table-cell office:value-type="string" table:style-name="taxable_event_note_border_default">
            <text:p>1/1: 0.02000000 of 0.02000000 B3</text:p>
          </table:table-cell>
          <table:table-cell office:value-type="string" table:style-name="from_lot_border_default">
            <text:p>2016-01-01 08:41:00+00:00</text:p>
          </table:table-cell>
          <table:table-cell office:value="0.02" office:value-type="float" table:style-name="from_lot_border_percent"/>
          <table:table-cell office:value="222.0" office:value-type="float" table:style-name="from_lot_border_usd"/>
          <table:table-cell office:value="2.0" office:value-type="float" table:style-name="from_lot_border_usd"/>
          <table:table-cell office:value="222.0" office:value-type="float" table:style-name="highlighted_border_usd"/>
          <table:table-cell office:value="11000.0" office:value-type="float" table:style-name="from_lot_border_usd"/>
          <table:table-cell office:value-type="string" table:style-name="from_lot_note_border_default">
            <text:p>2/2: 0.02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usd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usd"/>
          <table:table-cell office:value="11000.0" office:value-type="float" table:style-name="transparent_usd"/>
          <table:table-cell office:value="111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border_percent" office:value="1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usd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usd"/>
          <table:table-cell office:value="24000.0" office:value-type="float" table:style-name="taxable_event_border_usd"/>
          <table:table-cell office:value="24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border_percent" office:value="1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usd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usd"/>
          <table:table-cell office:value="39000.0" office:value-type="float" table:style-name="taxable_event_border_usd"/>
          <table:table-cell office:value="39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border_percent" office:value="1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usd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usd"/>
          <table:table-cell office:value="56000.0" office:value-type="float" table:style-name="transparent_border_usd"/>
          <table:table-cell office:value="564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border_percent" office:value="0.004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usd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usd"/>
          <table:table-cell office:value="75000.0" office:value-type="float" table:style-name="transparent_border_usd"/>
          <table:table-cell office:value="755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usd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usd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usd"/>
          <table:table-cell office:value="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usd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usd"/>
          <table:table-cell office:value="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usd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usd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usd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usd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14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2" office:value-type="float" table:style-name="transparent_crypto"/>
          <table:table-cell office:value="288.0" office:value-type="float" table:style-name="taxable_event_usd"/>
          <table:table-cell office:value="302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1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1" office:value-type="float" table:style-name="transparent_border_crypto"/>
          <table:table-cell office:value="2982.0" office:value-type="float" table:style-name="taxable_event_border_usd"/>
          <table:table-cell office:value="2961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usd"/>
          <table:table-cell office:value="53439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axable_event_usd"/>
          <table:table-cell office:value="6048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usd"/>
          <table:table-cell office:value="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42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1" office:value-type="float" table:style-name="transparent_border_crypto"/>
          <table:table-cell office:value="2562.0" office:value-type="float" table:style-name="taxable_event_border_usd"/>
          <table:table-cell office:value="252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usd"/>
          <table:table-cell office:value="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869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79" office:value-type="float" table:style-name="transparent_crypto"/>
          <table:table-cell office:value="9638.0" office:value-type="float" table:style-name="taxable_event_usd"/>
          <table:table-cell office:value="8769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usd"/>
          <table:table-cell office:value="222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usd"/>
          <table:table-cell office:value="111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7.29" office:value-type="float" table:style-name="transparent_crypto"/>
          <table:table-cell office:value="0.0" office:value-type="float" table:style-name="transparent_crypto"/>
          <table:table-cell office:value="2.71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18" office:value-type="float" table:style-name="transparent_crypto"/>
          <table:table-cell office:value="0.1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1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4.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OUT / SELL</text:p>
          </table:table-cell>
          <table:table-cell office:value="1.0" office:value-type="float" table:style-name="taxable_event_percent"/>
          <table:table-cell office:value="2240.0" office:value-type="float" table:style-name="highlighted_usd"/>
          <table:table-cell office:value="11200.0" office:value-type="float" table:style-name="taxable_event_usd"/>
          <table:table-cell office:value-type="string" table:style-name="taxable_event_note_default">
            <text:p>1/1: 0.20000000 of 0.20000000 B4</text:p>
          </table:table-cell>
          <table:table-cell office:value-type="string" table:style-name="from_lot_default">
            <text:p>2016-01-01 08:41:00+00:00</text:p>
          </table:table-cell>
          <table:table-cell office:value="0.2" office:value-type="float" table:style-name="from_lot_percent"/>
          <table:table-cell office:value="2220.0" office:value-type="float" table:style-name="from_lot_usd"/>
          <table:table-cell office:value="20.0" office:value-type="float" table:style-name="from_lot_usd"/>
          <table:table-cell office:value="2220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1/3: 0.20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16-01-21 18:33:14.342000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114.0" office:value-type="float" table:style-name="highlighted_usd"/>
          <table:table-cell office:value="11400.0" office:value-type="float" table:style-name="taxable_event_alt_usd"/>
          <table:table-cell office:value-type="string" table:style-name="taxable_event_note_default">
            <text:p>1/1: 0.01000000 of 0.01000000 B4</text:p>
          </table:table-cell>
          <table:table-cell office:value-type="string" table:style-name="from_lot_default">
            <text:p>2016-01-01 08:41:00+00:00</text:p>
          </table:table-cell>
          <table:table-cell office:value="0.01" office:value-type="float" table:style-name="from_lot_percent"/>
          <table:table-cell office:value="111.0" office:value-type="float" table:style-name="from_lot_usd"/>
          <table:table-cell office:value="1.0" office:value-type="float" table:style-name="from_lot_usd"/>
          <table:table-cell office:value="111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2/3: 0.01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21" office:value-type="float" table:style-name="transparent_border_crypto"/>
          <table:table-cell office:value="24000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IN / AIRDROP</text:p>
          </table:table-cell>
          <table:table-cell office:value="1.0" office:value-type="float" table:style-name="taxable_event_border_percent"/>
          <table:table-cell office:value="24000.0" office:value-type="float" table:style-name="highlighted_border_usd"/>
          <table:table-cell office:value="12000.0" office:value-type="float" table:style-name="taxable_event_border_usd"/>
          <table:table-cell office:value-type="string" table:style-name="taxable_event_note_border_default">
            <text:p>1/1: 2.00000000 of 2.00000000 B4</text:p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17-02-11 19:58:00+00:00</text:p>
          </table:table-cell>
          <table:table-cell office:value-type="string" table:style-name="taxable_event_alt_default">
            <text:p>OUT / SELL</text:p>
          </table:table-cell>
          <table:table-cell office:value="0.79" office:value-type="float" table:style-name="taxable_event_alt_percent"/>
          <table:table-cell office:value="9638.0" office:value-type="float" table:style-name="highlighted_usd"/>
          <table:table-cell office:value="12200.0" office:value-type="float" table:style-name="taxable_event_alt_usd"/>
          <table:table-cell office:value-type="string" table:style-name="taxable_event_note_default">
            <text:p>1/2: 0.79000000 of 1.00000000 B4</text:p>
          </table:table-cell>
          <table:table-cell office:value-type="string" table:style-name="from_lot_default">
            <text:p>2016-01-01 08:41:00+00:00</text:p>
          </table:table-cell>
          <table:table-cell office:value="0.79" office:value-type="float" table:style-name="from_lot_percent"/>
          <table:table-cell office:value="8769.0" office:value-type="float" table:style-name="from_lot_usd"/>
          <table:table-cell office:value="79.0" office:value-type="float" table:style-name="from_lot_usd"/>
          <table:table-cell office:value="8769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3/3: 0.79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17-02-11 19:58:00+00:00</text:p>
          </table:table-cell>
          <table:table-cell office:value-type="string" table:style-name="taxable_event_alt_default">
            <text:p>OUT / SELL</text:p>
          </table:table-cell>
          <table:table-cell office:value="0.21" office:value-type="float" table:style-name="taxable_event_alt_percent"/>
          <table:table-cell office:value="2562.0" office:value-type="float" table:style-name="highlighted_usd"/>
          <table:table-cell office:value="12200.0" office:value-type="float" table:style-name="taxable_event_alt_usd"/>
          <table:table-cell office:value-type="string" table:style-name="taxable_event_note_default">
            <text:p>2/2: 0.21000000 of 1.00000000 B4</text:p>
          </table:table-cell>
          <table:table-cell office:value-type="string" table:style-name="from_lot_alt_default">
            <text:p>2017-02-01 11:18:00+00:00</text:p>
          </table:table-cell>
          <table:table-cell office:value="0.105" office:value-type="float" table:style-name="from_lot_alt_percent"/>
          <table:table-cell office:value="2520.0" office:value-type="float" table:style-name="from_lot_alt_usd"/>
          <table:table-cell office:value="0.0" office:value-type="float" table:style-name="from_lot_alt_usd"/>
          <table:table-cell office:value="2520.0" office:value-type="float" table:style-name="highlighted_usd"/>
          <table:table-cell office:value="12000.0" office:value-type="float" table:style-name="from_lot_alt_usd"/>
          <table:table-cell office:value-type="string" table:style-name="from_lot_note_default">
            <text:p>1/2: 0.21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6.21" office:value-type="float" table:style-name="transparent_border_crypto"/>
          <table:table-cell office:value="39000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IN / HARDFORK</text:p>
          </table:table-cell>
          <table:table-cell office:value="1.0" office:value-type="float" table:style-name="taxable_event_border_percent"/>
          <table:table-cell office:value="39000.0" office:value-type="float" table:style-name="highlighted_border_usd"/>
          <table:table-cell office:value="13000.0" office:value-type="float" table:style-name="taxable_event_border_usd"/>
          <table:table-cell office:value-type="string" table:style-name="taxable_event_note_border_default">
            <text:p>1/1: 3.00000000 of 3.00000000 B4</text:p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0" office:value-type="float" table:style-name="transparent_border_crypto"/>
          <table:table-cell office:value="3938.0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alt_border_default">
            <text:p>2019-04-11 07:10:00+00:00</text:p>
          </table:table-cell>
          <table:table-cell office:value-type="string" table:style-name="taxable_event_alt_border_default">
            <text:p>OUT / GIFT</text:p>
          </table:table-cell>
          <table:table-cell office:value="0.358" office:value-type="float" table:style-name="taxable_event_alt_border_percent"/>
          <table:table-cell office:value="25418.0" office:value-type="float" table:style-name="highlighted_border_usd"/>
          <table:table-cell office:value="14200.0" office:value-type="float" table:style-name="taxable_event_alt_border_usd"/>
          <table:table-cell office:value-type="string" table:style-name="taxable_event_note_border_default">
            <text:p>1/3: 1.79000000 of 5.00000000 B4</text:p>
          </table:table-cell>
          <table:table-cell office:value-type="string" table:style-name="from_lot_alt_border_default">
            <text:p>2017-02-01 11:18:00+00:00</text:p>
          </table:table-cell>
          <table:table-cell office:value="0.895" office:value-type="float" table:style-name="from_lot_alt_border_percent"/>
          <table:table-cell office:value="21480.0" office:value-type="float" table:style-name="from_lot_alt_border_usd"/>
          <table:table-cell office:value="0.0" office:value-type="float" table:style-name="from_lot_alt_border_usd"/>
          <table:table-cell office:value="21480.0" office:value-type="float" table:style-name="highlighted_border_usd"/>
          <table:table-cell office:value="12000.0" office:value-type="float" table:style-name="from_lot_alt_border_usd"/>
          <table:table-cell office:value-type="string" table:style-name="from_lot_note_border_default">
            <text:p>2/2: 1.79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19-04-11 07:10:00+00:00</text:p>
          </table:table-cell>
          <table:table-cell office:value-type="string" table:style-name="taxable_event_alt_default">
            <text:p>OUT / GIFT</text:p>
          </table:table-cell>
          <table:table-cell office:value="0.6" office:value-type="float" table:style-name="taxable_event_alt_percent"/>
          <table:table-cell office:value="42600.0" office:value-type="float" table:style-name="highlighted_usd"/>
          <table:table-cell office:value="14200.0" office:value-type="float" table:style-name="taxable_event_alt_usd"/>
          <table:table-cell office:value-type="string" table:style-name="taxable_event_note_default">
            <text:p>2/3: 3.00000000 of 5.00000000 B4</text:p>
          </table:table-cell>
          <table:table-cell office:value-type="string" table:style-name="from_lot_default">
            <text:p>2018-03-01 09:45:00+00:00</text:p>
          </table:table-cell>
          <table:table-cell office:value="1.0" office:value-type="float" table:style-name="from_lot_percent"/>
          <table:table-cell office:value="39000.0" office:value-type="float" table:style-name="from_lot_usd"/>
          <table:table-cell office:value="0.0" office:value-type="float" table:style-name="from_lot_usd"/>
          <table:table-cell office:value="39000.0" office:value-type="float" table:style-name="highlighted_usd"/>
          <table:table-cell office:value="13000.0" office:value-type="float" table:style-name="from_lot_usd"/>
          <table:table-cell office:value-type="string" table:style-name="from_lot_note_default">
            <text:p>1/1: 3.00000000 of 3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19-04-11 07:10:00+00:00</text:p>
          </table:table-cell>
          <table:table-cell office:value-type="string" table:style-name="taxable_event_alt_default">
            <text:p>OUT / GIFT</text:p>
          </table:table-cell>
          <table:table-cell office:value="0.042" office:value-type="float" table:style-name="taxable_event_alt_percent"/>
          <table:table-cell office:value="2982.0" office:value-type="float" table:style-name="highlighted_usd"/>
          <table:table-cell office:value="14200.0" office:value-type="float" table:style-name="taxable_event_alt_usd"/>
          <table:table-cell office:value-type="string" table:style-name="taxable_event_note_default">
            <text:p>3/3: 0.21000000 of 5.00000000 B4</text:p>
          </table:table-cell>
          <table:table-cell office:value-type="string" table:style-name="from_lot_alt_default">
            <text:p>2019-04-01 09:45:00+00:00</text:p>
          </table:table-cell>
          <table:table-cell office:value="0.0525" office:value-type="float" table:style-name="from_lot_alt_percent"/>
          <table:table-cell office:value="2961.0" office:value-type="float" table:style-name="from_lot_alt_usd"/>
          <table:table-cell office:value="21.0" office:value-type="float" table:style-name="from_lot_alt_usd"/>
          <table:table-cell office:value="2961.0" office:value-type="float" table:style-name="highlighted_usd"/>
          <table:table-cell office:value="14000.0" office:value-type="float" table:style-name="from_lot_alt_usd"/>
          <table:table-cell office:value-type="string" table:style-name="from_lot_note_default">
            <text:p>1/2: 0.21000000 of 4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OUT / DONATE</text:p>
          </table:table-cell>
          <table:table-cell office:value="1.0" office:value-type="float" table:style-name="taxable_event_percent"/>
          <table:table-cell office:value="54197.0" office:value-type="float" table:style-name="highlighted_usd"/>
          <table:table-cell office:value="14300.0" office:value-type="float" table:style-name="taxable_event_usd"/>
          <table:table-cell office:value-type="string" table:style-name="taxable_event_note_default">
            <text:p>1/1: 3.79000000 of 3.79000000 B4</text:p>
          </table:table-cell>
          <table:table-cell office:value-type="string" table:style-name="from_lot_alt_default">
            <text:p>2019-04-01 09:45:00+00:00</text:p>
          </table:table-cell>
          <table:table-cell office:value="0.9475" office:value-type="float" table:style-name="from_lot_alt_percent"/>
          <table:table-cell office:value="53439.0" office:value-type="float" table:style-name="from_lot_alt_usd"/>
          <table:table-cell office:value="379.0" office:value-type="float" table:style-name="from_lot_alt_usd"/>
          <table:table-cell office:value="53439.0" office:value-type="float" table:style-name="highlighted_usd"/>
          <table:table-cell office:value="14000.0" office:value-type="float" table:style-name="from_lot_alt_usd"/>
          <table:table-cell office:value-type="string" table:style-name="from_lot_note_default">
            <text:p>2/2: 3.79000000 of 4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5.02" office:value-type="float" table:style-name="transparent_border_crypto"/>
          <table:table-cell office:value="-14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alt_border_default">
            <text:p>2020-05-21 12:58:10+00:00</text:p>
          </table:table-cell>
          <table:table-cell office:value-type="string" table:style-name="taxable_event_alt_border_default">
            <text:p>INTRA / MOVE</text:p>
          </table:table-cell>
          <table:table-cell office:value="1.0" office:value-type="float" table:style-name="taxable_event_alt_border_percent"/>
          <table:table-cell office:value="288.0" office:value-type="float" table:style-name="highlighted_border_usd"/>
          <table:table-cell office:value="14400.0" office:value-type="float" table:style-name="taxable_event_alt_border_usd"/>
          <table:table-cell office:value-type="string" table:style-name="taxable_event_note_border_default">
            <text:p>1/1: 0.02000000 of 0.02000000 B4</text:p>
          </table:table-cell>
          <table:table-cell office:value-type="string" table:style-name="from_lot_border_default">
            <text:p>2020-05-01 14:03:00+00:00</text:p>
          </table:table-cell>
          <table:table-cell office:value="0.004" office:value-type="float" table:style-name="from_lot_border_percent"/>
          <table:table-cell office:value="302.0" office:value-type="float" table:style-name="from_lot_border_usd"/>
          <table:table-cell office:value="2.0" office:value-type="float" table:style-name="from_lot_border_usd"/>
          <table:table-cell office:value="302.0" office:value-type="float" table:style-name="highlighted_border_usd"/>
          <table:table-cell office:value="15000.0" office:value-type="float" table:style-name="from_lot_border_usd"/>
          <table:table-cell office:value-type="string" table:style-name="from_lot_note_border_default">
            <text:p>1/1: 0.02000000 of 5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usd" style:display-name="from_lot_usd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usd" style:display-name="from_lot_alt_usd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usd" style:display-name="from_lot_border_usd" style:family="table-cell" style:parent-style-name="from_5f_lot_5f_usd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usd" style:display-name="from_lot_alt_border_usd" style:family="table-cell" style:parent-style-name="from_5f_lot_5f_alt_5f_usd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usd" style:display-name="from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usd" style:display-name="from_lot_note_border_usd" style:family="table-cell" style:parent-style-name="from_5f_lot_5f_note_5f_usd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16:33:52.093073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1-10-05T10:15:25.478960</dc:date>
    <meta:editing-duration>P1DT8H44M51S</meta:editing-duration>
    <meta:editing-cycles>93</meta:editing-cycles>
    <meta:generator>http://pypi.python.org/pypi/ezodf/0.1.0$Python3.8.10 (default, Jun  2 2021, 10:49:15) 
[GCC 9.4.0]</meta:generator>
    <meta:document-statistic meta:table-count="13" meta:cell-count="508" meta:object-count="0"/>
  </office:meta>
</office:document-meta>
</file>